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color="#000000"/>
    </style:style>
    <style:style style:name="P2" style:family="paragraph" style:parent-style-name="Text_20_body">
      <style:text-properties fo:color="#000000"/>
    </style:style>
    <style:style style:name="P3" style:family="paragraph" style:parent-style-name="Preformatted_20_Text">
      <style:text-properties fo:color="#000000"/>
    </style:style>
    <style:style style:name="P4" style:family="paragraph" style:parent-style-name="Preformatted_20_Text">
      <style:paragraph-properties fo:margin-top="0in" fo:margin-bottom="0.1965in"/>
      <style:text-properties fo:color="#000000"/>
    </style:style>
    <style:style style:name="P5" style:family="paragraph" style:parent-style-name="Quotations">
      <style:text-properties fo:color="#000000"/>
    </style:style>
    <style:style style:name="P6" style:family="paragraph" style:parent-style-name="Standard">
      <style:text-properties fo:color="#000000"/>
    </style:style>
    <style:style style:name="P7" style:family="paragraph" style:parent-style-name="Text_20_body" style:list-style-name="L1"/>
    <style:style style:name="T1" style:family="text">
      <style:text-properties fo:color="#000000"/>
    </style:style>
    <style:style style:name="T2" style:family="text">
      <style:text-properties fo:color="#000000" fo:font-size="10pt" style:font-size-asian="10pt" style:font-size-complex="10pt"/>
    </style:style>
    <style:style style:name="T3" style:family="text">
      <style:text-properties fo:font-style="italic"/>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line-break/></text:p>
      <text:section text:style-name="Sect1" text:name="magicdomid4">
        <text:p text:style-name="Standard">1. Install Lamp</text:p>
      </text:section>
      <text:section text:style-name="Sect1" text:name="magicdomid5">
        <text:p text:style-name="Standard"><text:line-break/></text:p>
      </text:section>
      <text:section text:style-name="Sect1" text:name="magicdomid6">
        <text:p text:style-name="Standard">1.1 sudo apt-get update </text:p>
      </text:section>
      <text:section text:style-name="Sect1" text:name="magicdomid7">
        <text:p text:style-name="Standard"><text:line-break/></text:p>
      </text:section>
      <text:section text:style-name="Sect1" text:name="magicdomid8">
        <text:p text:style-name="Standard">1.2 sudo apt-get install apache2 [press tab to show list of apache/application] </text:p>
      </text:section>
      <text:section text:style-name="Sect1" text:name="magicdomid9">
        <text:p text:style-name="Standard"><text:line-break/></text:p>
      </text:section>
      <text:section text:style-name="Sect1" text:name="magicdomid10">
        <text:p text:style-name="Standard">1.2.1 Test server : open a new brower type 'localhost'</text:p>
      </text:section>
      <text:section text:style-name="Sect1" text:name="magicdomid11">
        <text:p text:style-name="Standard"><text:line-break/></text:p>
      </text:section>
      <text:section text:style-name="Sect1" text:name="magicdomid12">
        <text:p text:style-name="Standard">1.3 sudo apt-get install msql-server</text:p>
      </text:section>
      <text:section text:style-name="Sect1" text:name="magicdomid13">
        <text:p text:style-name="Standard"><text:line-break/></text:p>
      </text:section>
      <text:section text:style-name="Sect1" text:name="magicdomid14">
        <text:p text:style-name="Standard">1.3.1 mysql -u root -p [test mysql]</text:p>
      </text:section>
      <text:section text:style-name="Sect1" text:name="magicdomid15">
        <text:p text:style-name="Standard"><text:line-break/></text:p>
      </text:section>
      <text:section text:style-name="Sect1" text:name="magicdomid16">
        <text:p text:style-name="Standard">1.4 sudo apt-get install php5 ;apt-get install php5-gd php-db php5-mysql</text:p>
      </text:section>
      <text:section text:style-name="Sect1" text:name="magicdomid17">
        <text:p text:style-name="Standard"><text:line-break/></text:p>
      </text:section>
      <text:section text:style-name="Sect1" text:name="magicdomid18">
        <text:p text:style-name="Standard">2. Install drupal </text:p>
      </text:section>
      <text:section text:style-name="Sect1" text:name="magicdomid19">
        <text:p text:style-name="Standard"><text:line-break/></text:p>
      </text:section>
      <text:section text:style-name="Sect1" text:name="magicdomid20">
        <text:p text:style-name="Standard">2.1 go to drupal.org (copy download link) </text:p>
      </text:section>
      <text:section text:style-name="Sect1" text:name="magicdomid21">
        <text:p text:style-name="Standard"><text:line-break/></text:p>
      </text:section>
      <text:section text:style-name="Sect1" text:name="magicdomid22">
        <text:p text:style-name="Standard">2.2 cd /var/www/ [open folder www]</text:p>
      </text:section>
      <text:section text:style-name="Sect1" text:name="magicdomid23">
        <text:p text:style-name="Standard"><text:line-break/></text:p>
      </text:section>
      <text:section text:style-name="Sect1" text:name="magicdomid24">
        <text:p text:style-name="Standard">2.3 ls </text:p>
      </text:section>
      <text:section text:style-name="Sect1" text:name="magicdomid25">
        <text:p text:style-name="Standard"><text:line-break/></text:p>
      </text:section>
      <text:section text:style-name="Sect1" text:name="magicdomid26">
        <text:p text:style-name="Standard">2.4 sudo chmod 777 [set permission in that www folder]</text:p>
      </text:section>
      <text:section text:style-name="Sect1" text:name="magicdomid27">
        <text:p text:style-name="Standard"><text:line-break/></text:p>
      </text:section>
      <text:section text:style-name="Sect1" text:name="magicdomid28">
        <text:p text:style-name="Standard">2.5 wget 'copy drupal downlaod link' [cai drupal ve thu muc www]]</text:p>
      </text:section>
      <text:section text:style-name="Sect1" text:name="magicdomid29">
        <text:p text:style-name="Standard"><text:line-break/></text:p>
      </text:section>
      <text:section text:style-name="Sect1" text:name="magicdomid30">
        <text:p text:style-name="Standard">2.6 tar -zxvf  ten thu muc [extract folder drupal...]</text:p>
      </text:section>
      <text:section text:style-name="Sect1" text:name="magicdomid31">
        <text:p text:style-name="Standard"><text:line-break/></text:p>
      </text:section>
      <text:section text:style-name="Sect1" text:name="magicdomid32">
        <text:p text:style-name="Standard">Note: *to compress use the command: tar -zcvf ten file*</text:p>
      </text:section>
      <text:section text:style-name="Sect1" text:name="magicdomid33">
        <text:p text:style-name="Standard"><text:line-break/></text:p>
      </text:section>
      <text:section text:style-name="Sect1" text:name="magicdomid34">
        <text:p text:style-name="Standard">3. Create database in Msql </text:p>
      </text:section>
      <text:section text:style-name="Sect1" text:name="magicdomid35">
        <text:p text:style-name="Standard"><text:line-break/><text:soft-page-break/></text:p>
      </text:section>
      <text:section text:style-name="Sect1" text:name="magicdomid36">
        <text:p text:style-name="Standard">3.1 mysql -uroot -p [enter password to go to mysql]</text:p>
      </text:section>
      <text:section text:style-name="Sect1" text:name="magicdomid37">
        <text:p text:style-name="Standard"><text:line-break/></text:p>
      </text:section>
      <text:section text:style-name="Sect1" text:name="magicdomid38">
        <text:p text:style-name="Standard">3.2 CnhREATE DATABASE drupal; [create a database named drupal]</text:p>
      </text:section>
      <text:section text:style-name="Sect1" text:name="magicdomid39">
        <text:p text:style-name="Standard"><text:line-break/></text:p>
      </text:section>
      <text:section text:style-name="Sect1" text:name="magicdomid40">
        <text:p text:style-name="Standard">3.3 CREATE USER hongphuc; [create a new user named hongphuc]</text:p>
      </text:section>
      <text:section text:style-name="Sect1" text:name="magicdomid41">
        <text:p text:style-name="Standard"><text:line-break/></text:p>
      </text:section>
      <text:section text:style-name="Sect1" text:name="magicdomid42">
        <text:p text:style-name="Standard">3.4  grant alll privileges on drupal.* to hongphuc@localhost identified by  '*******'; [grant authorities and create password '******']</text:p>
      </text:section>
      <text:section text:style-name="Sect1" text:name="magicdomid43">
        <text:p text:style-name="Standard"><text:line-break/></text:p>
      </text:section>
      <text:section text:style-name="Sect1" text:name="magicdomid44">
        <text:list xml:id="list647928010" text:style-name="L1">
          <text:list-item>
            <text:p text:style-name="P7">3.5 exit [exit mysql]</text:p>
          </text:list-item>
        </text:list>
      </text:section>
      <text:section text:style-name="Sect1" text:name="magicdomid45">
        <text:p text:style-name="Standard"><text:line-break/></text:p>
      </text:section>
      <text:section text:style-name="Sect1" text:name="magicdomid46">
        <text:p text:style-name="Standard">*** CHANGE folder name***</text:p>
      </text:section>
      <text:section text:style-name="Sect1" text:name="magicdomid47">
        <text:p text:style-name="Standard">mv drupal-7.12 hpdang.blog [change drupal folder name to website name]</text:p>
      </text:section>
      <text:section text:style-name="Sect1" text:name="magicdomid48">
        <text:p text:style-name="Standard"><text:line-break/></text:p>
      </text:section>
      <text:section text:style-name="Sect1" text:name="magicdomid49">
        <text:p text:style-name="Standard">4. Direct Folder drupal(hpdang.blog) to apache2</text:p>
      </text:section>
      <text:section text:style-name="Sect1" text:name="magicdomid50">
        <text:p text:style-name="Standard"><text:line-break/></text:p>
      </text:section>
      <text:section text:style-name="Sect1" text:name="magicdomid51">
        <text:p text:style-name="Standard">cd /etc/apache2/sites-available/ [open Thu muc cau hinh apahce2 /etc/apache2/sites-available]</text:p>
      </text:section>
      <text:section text:style-name="Sect1" text:name="magicdomid52">
        <text:p text:style-name="Standard"><text:line-break/></text:p>
      </text:section>
      <text:section text:style-name="Sect1" text:name="magicdomid53">
        <text:p text:style-name="Standard">ls</text:p>
      </text:section>
      <text:section text:style-name="Sect1" text:name="magicdomid54">
        <text:p text:style-name="Standard"><text:line-break/></text:p>
      </text:section>
      <text:section text:style-name="Sect1" text:name="magicdomid55">
        <text:p text:style-name="Standard">4.1 sudo nano default [text editor]</text:p>
      </text:section>
      <text:section text:style-name="Sect1" text:name="magicdomid56">
        <text:p text:style-name="Standard">change DocumentRoot /var/www/hpdang.blog </text:p>
      </text:section>
      <text:section text:style-name="Sect1" text:name="magicdomid57">
        <text:p text:style-name="Standard"><text:line-break/></text:p>
      </text:section>
      <text:section text:style-name="Sect1" text:name="magicdomid58">
        <text:p text:style-name="Standard">4.2 sudo service apache2 restart [restart apache]</text:p>
      </text:section>
      <text:section text:style-name="Sect1" text:name="magicdomid59">
        <text:p text:style-name="Standard"><text:line-break/></text:p>
      </text:section>
      <text:section text:style-name="Sect1" text:name="magicdomid60">
        <text:p text:style-name="Standard">4.3 open a new browser type 'localhost' </text:p>
      </text:section>
      <text:section text:style-name="Sect1" text:name="magicdomid61">
        <text:p text:style-name="Standard"><text:line-break/></text:p>
      </text:section>
      <text:section text:style-name="Sect1" text:name="magicdomid62">
        <text:p text:style-name="Standard">4.3.1 install drupal </text:p>
      </text:section>
      <text:section text:style-name="Sect1" text:name="magicdomid63">
        <text:p text:style-name="Standard"><text:line-break/></text:p>
      </text:section>
      <text:section text:style-name="Sect1" text:name="magicdomid64">
        <text:p text:style-name="Standard">4.3.2 Fix errors on the screens </text:p>
      </text:section>
      <text:section text:style-name="Sect1" text:name="magicdomid65">
        <text:p text:style-name="Standard"><text:line-break/></text:p>
      </text:section>
      <text:section text:style-name="Sect1" text:name="magicdomid66">
        <text:p text:style-name="Standard">4.3.2.1 Fix 1st error:  </text:p>
      </text:section>
      <text:section text:style-name="Sect1" text:name="magicdomid67">
        <text:p text:style-name="Standard">Error</text:p>
      </text:section>
      <text:section text:style-name="Sect1" text:name="magicdomid68">
        <text:p text:style-name="Standard"><text:soft-page-break/>File system</text:p>
      </text:section>
      <text:section text:style-name="Sect1" text:name="magicdomid69">
        <text:p text:style-name="Standard">The directory <text:span text:style-name="T3">sites/default/files</text:span>   does not exist. An automated attempt to create this directory failed,   possibly due to a permissions problem. To proceed with the  installation,  either create the directory and modify its permissions  manually or  ensure that the installer has the permissions to create it   automatically. For more information, see INSTALL.txt or the online  handbook.</text:p>
      </text:section>
      <text:section text:style-name="Sect1" text:name="magicdomid70">
        <text:p text:style-name="Standard"><text:line-break/></text:p>
      </text:section>
      <text:section text:style-name="Sect1" text:name="magicdomid71">
        <text:p text:style-name="Standard">cd /var/www/hpdang.blog/ [open folder  hpdang.blog]</text:p>
      </text:section>
      <text:section text:style-name="Sect1" text:name="magicdomid72">
        <text:p text:style-name="Standard">ls</text:p>
      </text:section>
      <text:section text:style-name="Sect1" text:name="magicdomid73">
        <text:p text:style-name="Standard">cd sites/default [open folder default]</text:p>
      </text:section>
      <text:section text:style-name="Sect1" text:name="magicdomid74">
        <text:p text:style-name="Standard">mkdir files [create folder 'files']</text:p>
      </text:section>
      <text:section text:style-name="Sect1" text:name="magicdomid75">
        <text:p text:style-name="Standard">chmod 777 files [giver permission to write on folder 'files']</text:p>
      </text:section>
      <text:section text:style-name="Sect1" text:name="magicdomid76">
        <text:p text:style-name="Standard"><text:line-break/></text:p>
      </text:section>
      <text:section text:style-name="Sect1" text:name="magicdomid77">
        <text:p text:style-name="Standard">4.3.2.2 Fix 2nd error </text:p>
      </text:section>
      <text:section text:style-name="Sect1" text:name="magicdomid78">
        <text:p text:style-name="Standard">Settings file</text:p>
      </text:section>
      <text:section text:style-name="Sect1" text:name="magicdomid79">
        <text:p text:style-name="Standard"><text:line-break/></text:p>
      </text:section>
      <text:section text:style-name="Sect1" text:name="magicdomid80">
        <text:p text:style-name="Standard">The  settings file does not exist.The Drupal installer requires that you  create a settings file as part of the installation process. Copy the <text:span text:style-name="T3">./sites/default/default.settings.php</text:span> file to <text:span text:style-name="T3">./sites/default/settings.php</text:span>. More details about installing Drupal are available in INSTALL.txt.</text:p>
      </text:section>
      <text:section text:style-name="Sect1" text:name="magicdomid81">
        <text:p text:style-name="Standard"><text:line-break/></text:p>
      </text:section>
      <text:section text:style-name="Sect1" text:name="magicdomid82">
        <text:p text:style-name="Standard">cp default.settings.php settings.php [copy doi ten] </text:p>
      </text:section>
      <text:section text:style-name="Sect1" text:name="magicdomid83">
        <text:p text:style-name="Standard">chmod 777 settings.php</text:p>
      </text:section>
      <text:p text:style-name="P1"/>
      <text:p text:style-name="P1">Baseic Linux Skills</text:p>
      <text:p text:style-name="P1"><text:tab/>Install Ubuntu: </text:p>
      <text:p text:style-name="P1"><text:tab/><text:tab/>use liveCD</text:p>
      <text:p text:style-name="P1"><text:tab/>Install LAMP on Ubuntu</text:p>
      <text:p text:style-name="P1"><text:tab/><text:tab/>sudo apt-get install tasksel</text:p>
      <text:p text:style-name="P1"><text:tab/><text:tab/>sudo tasksel lamp-server</text:p>
      <text:p text:style-name="P1"><text:tab/><text:tab/>sudo apt-get install phpmyadmin</text:p>
      <text:p text:style-name="P1">CMS Skills</text:p>
      <text:p text:style-name="P1"><text:tab/>Install Drupal, add some mod, update system by Drush</text:p>
      <text:p text:style-name="P1"><text:tab/><text:tab/>install Drush</text:p>
      <text:p text:style-name="Standard"><text:span text:style-name="T1"><text:tab/><text:tab/><text:tab/></text:span><text:span text:style-name="Source_20_Text"><text:span text:style-name="T2">pear channel-discover pear.drush.org<text:line-break/><text:tab/><text:tab/><text:tab/>pear install drush/drush</text:span></text:span></text:p>
      <text:p text:style-name="Standard"><text:span text:style-name="Source_20_Text"><text:span text:style-name="T2"/></text:span></text:p>
      <text:p text:style-name="Standard"><text:span text:style-name="Source_20_Text"><text:span text:style-name="T2"><text:tab/><text:tab/><text:tab/>pear upgrade --force Console_Getopt<text:line-break/><text:tab/><text:tab/><text:tab/>pear upgrade --force pear<text:line-break/><text:tab/><text:tab/><text:tab/>pear upgrade-all</text:span></text:span></text:p>
      <text:p text:style-name="Standard"><text:span text:style-name="Source_20_Text"><text:span text:style-name="T2"><text:tab/><text:tab/>move to /var/www</text:span></text:span></text:p>
      <text:p text:style-name="Standard"><text:span text:style-name="Source_20_Text"><text:span text:style-name="T2"><text:tab/><text:tab/><text:tab/>drush dl drupal //download drupal phien ban moi nhat</text:span></text:span></text:p>
      <text:p text:style-name="Standard"><text:span text:style-name="Source_20_Text"><text:span text:style-name="T2"><text:tab/><text:tab/>open browse and install drupal:</text:span></text:span></text:p>
      <text:p text:style-name="Standard"><text:span text:style-name="Source_20_Text"><text:span text:style-name="T2"><text:tab/><text:tab/><text:tab/>localhost/drupal....</text:span></text:span></text:p>
      <text:p text:style-name="Standard"><text:span text:style-name="Source_20_Text"><text:span text:style-name="T2"><text:tab/><text:tab/>fix 2 error</text:span></text:span></text:p>
      <text:p text:style-name="Standard"><text:span text:style-name="Source_20_Text"><text:span text:style-name="T2"><text:tab/><text:tab/>add module</text:span></text:span></text:p>
      <text:p text:style-name="Standard"><text:span text:style-name="Source_20_Text"><text:span text:style-name="T2"><text:tab/><text:tab/><text:tab/>at folder /var/www/drupal....</text:span></text:span></text:p>
      <text:p text:style-name="Standard"><text:span text:style-name="Source_20_Text"><text:span text:style-name="T2"><text:tab/><text:tab/><text:tab/><text:tab/>drush dl {module name}</text:span></text:span></text:p>
      <text:p text:style-name="Standard"><text:span text:style-name="Source_20_Text"><text:span text:style-name="T2"><text:tab/><text:tab/><text:tab/><text:tab/>drush en {module name}<text:tab/></text:span></text:span></text:p>
      <text:p text:style-name="P1"><text:soft-page-break/><text:tab/><text:tab/><text:tab/></text:p>
      <text:p text:style-name="P1"><text:tab/>Install Joomla, add some mod</text:p>
      <text:p text:style-name="P1"><text:tab/>Install Redmine, add the work time module<text:tab/></text:p>
      <text:p text:style-name="P1"><text:tab/><text:tab/>$ sudo apt-get install libapache2-mod-passenger</text:p>
      <text:p text:style-name="Standard"><text:span text:style-name="T1"><text:tab/><text:tab/></text:span><text:span text:style-name="Source_20_Text"><text:span text:style-name="T2">sudo apt-get install redmine redmine-mysql</text:span></text:span></text:p>
      <text:p text:style-name="Standard"><text:span text:style-name="Source_20_Text"><text:span text:style-name="T2"><text:tab/><text:tab/>$ sudo ln -s /usr/share/redmine/public /var/www/redmine //tao lien ket</text:span></text:span></text:p>
      <text:p text:style-name="Standard"><text:span text:style-name="Source_20_Text"><text:span text:style-name="T2"><text:tab/> <text:s text:c="2"/>In /etc/apache2/mods-available/passenger.conf, add:</text:span></text:span></text:p>
      <text:p text:style-name="P5"><text:tab/><text:tab/>PassengerDefaultUser www-data</text:p>
      <text:p text:style-name="Text_20_body"><text:span text:style-name="T1">I<text:tab/> <text:s text:c="5"/>n </text:span><text:span text:style-name="Source_20_Text"><text:span text:style-name="T1">/etc/apache2/sites-available/default</text:span></text:span><text:span text:style-name="T1"> by adding:</text:span></text:p>
      <text:p text:style-name="P3"><text:tab/><text:tab/>&lt;Directory /var/www/redmine&gt;</text:p>
      <text:p text:style-name="P3"><text:s text:c="3"/><text:tab/><text:tab/><text:tab/> RailsBaseURI /redmine</text:p>
      <text:p text:style-name="P3"><text:s text:c="2"/><text:tab/><text:tab/><text:tab/> <text:s/>PassengerResolveSymlinksInDocumentRoot on</text:p>
      <text:p text:style-name="P4"><text:tab/><text:tab/>&lt;/Directory&gt;</text:p>
      <text:p text:style-name="P5"><text:tab/>Enable passenger:</text:p>
      <text:p text:style-name="P5"><text:tab/><text:tab/>$ sudo a2enmod passenger</text:p>
      <text:p text:style-name="P2"><text:tab/> <text:s text:c="8"/>Restart apache2</text:p>
      <text:p text:style-name="P5"><text:tab/><text:tab/>$ sudo service apache2 restart</text:p>
      <text:p text:style-name="P5"><text:tab/><text:tab/>localhost/redmine</text:p>
      <text:p text:style-name="P5"/>
      <text:p text:style-name="Standard"><text:span text:style-name="Source_20_Text"><text:span text:style-name="T2"/></text:span></text:p>
      <text:p text:style-name="P1"/>
      <text:p text:style-name="P1"><text:tab/><text:tab/></text:p>
      <text:p text:style-name="P1">Mobile Development</text:p>
      <text:p text:style-name="P1"><text:tab/>Set up Android development environment</text:p>
      <text:p text:style-name="P1"><text:tab/><text:tab/>sudo apt-get install eclipse</text:p>
      <text:p text:style-name="Standard"><text:span text:style-name="T1"><text:tab/><text:tab/>setup ADT plugin from </text:span><text:a xlink:type="simple" xlink:href="https://dl-ssl.google.com/android/eclipse/">https://dl-ssl.google.com/android/eclipse/</text:a></text:p>
      <text:p text:style-name="Standard"><text:span text:style-name="T1"><text:tab/><text:tab/>download SDK Android from </text:span><text:a xlink:type="simple" xlink:href="http://developer.android.com/sdk/index.html">http://developer.android.com/sdk/index.html</text:a></text:p>
      <text:p text:style-name="P1"><text:tab/><text:tab/>install SDK</text:p>
      <text:p text:style-name="P1"><text:tab/><text:tab/>change mode </text:p>
      <text:p text:style-name="P1"><text:tab/><text:tab/><text:tab/>sudo chmod -R 777 /home/username/android-sdk-linux/tools<text:line-break/><text:tab/><text:tab/><text:tab/>sudo chmod -R 777 ~/.android/avd<text:line-break/><text:tab/><text:tab/><text:tab/>sudo chmod a+x /home/username/android-sdk-linux/platform-tools/aapt<text:line-break/><text:tab/><text:tab/><text:tab/>sudo chmod a+x /home/username/android-sdk-linux/platform-tools/adb</text:p>
      <text:p text:style-name="P1"><text:tab/>Install a App on virtual android phone</text:p>
      <text:p text:style-name="P1">Editor</text:p>
      <text:p text:style-name="P1"><text:tab/>Install Emacs Editor and show 10 shortcut useful</text:p>
      <text:p text:style-name="P1"><text:tab/><text:tab/>sudo apt-get install emacs </text:p>
      <text:p text:style-name="P1"><text:tab/><text:tab/>10 shortcuts:</text:p>
      <text:p text:style-name="P1"><text:tab/><text:tab/><text:tab/>Ctrl-X-C: exit</text:p>
      <text:p text:style-name="P1"><text:tab/><text:tab/><text:tab/>Ctrl-X-F: find and open file</text:p>
      <text:p text:style-name="P1"><text:tab/><text:tab/><text:tab/>Ctrl-X-S: save</text:p>
      <text:p text:style-name="P1"><text:tab/><text:tab/><text:tab/>Ctrl-X-W: save as</text:p>
      <text:p text:style-name="P1"><text:soft-page-break/><text:tab/><text:tab/><text:tab/>Ctrl-C: search</text:p>
      <text:p text:style-name="P1"><text:tab/><text:tab/><text:tab/>Ctrl-X-H: select all</text:p>
      <text:p text:style-name="P1"><text:tab/><text:tab/><text:tab/>Ctrl-@: begin the block</text:p>
      <text:p text:style-name="P1"><text:tab/><text:tab/><text:tab/>Ctrl-W: cut</text:p>
      <text:p text:style-name="P1"><text:tab/><text:tab/><text:tab/>Alt-W: Copy</text:p>
      <text:p text:style-name="P1"><text:tab/><text:tab/><text:tab/>Ctrl-Y: Paste or Undo</text:p>
      <text:p text:style-name="P1"><text:tab/><text:tab/><text:tab/>Alt-X {command} : excute command</text:p>
      <text:p text:style-name="P1">Git Repository</text:p>
      <text:p text:style-name="P1"/>
      <text:p text:style-name="P1">Issue Tracker</text:p>
      <text:p text:style-name="P1"/>
      <text:p text:style-name="P1">Encryption</text:p>
      <text:p text:style-name="P1"/>
      <text:p text:style-name="P1">Linux Command Line</text:p>
      <text:p text:style-name="P1"/>
      <text:p text:style-name="P1">Graphic Skills</text:p>
      <text:p text:style-name="P1"><text:tab/>sudo apt-get install gimp</text:p>
      <text:p text:style-name="P1"><text:tab/>sudo apt-get install inkscape </text:p>
      <text:p text:style-name="P1"/>
      <text:p text:style-name="P1">Backup Skills</text:p>
      <text:p text:style-name="P1"><text:tab/></text:p>
      <text:p text:style-name="P1"><text:tab/>access <text:a xlink:type="simple" xlink:href="http://db.tt/rfylQ99">http://db.tt/rfylQ99</text:a> to registera account and then install dropbox.</text:p>
      <text:p text:style-name="P1"/>
      <text:p text:style-name="P1"><text:tab/></text:p>
      <text:p text:style-name="P1">Translation</text:p>
      <text:p text:style-name="P1"/>
      <text:p text:style-name="P1"/>
      <text:p text:style-name="P1">English Skills<text:tab/><text:tab/></text:p>
      <text:p text:style-name="P1"/>
      <text:p text:style-name="P1">dtpanh_mysite: ten: dtpanh pass:dtpanh1506<text:tab/></text:p>
      <text:p text:style-name="P1">All-in-one module:</text:p>
      <text:p text:style-name="P1">ID:992251</text:p>
      <text:p text:style-name="P1">pass:8488b468</text:p>
      <text:p text:style-name="P1">mail:dtpan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Micro Hei1" style:font-name-complex="DejaVu Sans Mono"/>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vluong </meta:initial-creator>
    <meta:creation-date>2012-04-19T20:25:34</meta:creation-date>
    <dc:date>2012-05-18T00:07:41</dc:date>
    <dc:creator>ASUS </dc:creator>
    <meta:editing-duration>PT8H48M43S</meta:editing-duration>
    <meta:editing-cycles>16</meta:editing-cycles>
    <meta:generator>LibreOffice/3.5$Linux_x86 LibreOffice_project/350m1$Build-202</meta:generator>
    <meta:document-statistic meta:table-count="0" meta:image-count="0" meta:object-count="0" meta:page-count="5" meta:paragraph-count="163" meta:word-count="656" meta:character-count="4959" meta:non-whitespace-character-count="4175"/>
  </office:meta>
</office:document-meta>
</file>